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5-01-1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4-01-05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4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3-01-06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2-01-06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2-01-06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416" calcext:value-type="float">
            <text:p>87.1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1-01-07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20-01-04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9-01-05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8-01-0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7592" calcext:value-type="float">
            <text:p>85.1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7-01-06 18:44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6-01-05 16:3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5-01-05 20:1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4-01-05 21:19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3-01-06 13:57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2-01-06 15:06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872" calcext:value-type="float">
            <text:p>81.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1-01-07 13:5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6368" calcext:value-type="float">
            <text:p>79.9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0-01-05 23:20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10-01-05 22:59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09-01-08 15:2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08-01-07 22:38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07-01-23 21:4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0944" calcext:value-type="float">
            <text:p>75.37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06-01-08 19:0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05-01-12 15:3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116" calcext:value-type="float">
            <text:p>74.0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117100354702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